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44in" table:align="left" fo:keep-with-next="always"/>
    </style:style>
    <style:style style:name="Table1.A" style:family="table-column">
      <style:table-column-properties style:column-width="0.3688in"/>
    </style:style>
    <style:style style:name="Table1.B" style:family="table-column">
      <style:table-column-properties style:column-width="4.3167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799in" style:rel-column-width="25967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8in" style:rel-column-width="814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25in" style:rel-column-width="2610*"/>
    </style:style>
    <style:style style:name="Tablica4.B" style:family="table-column">
      <style:table-column-properties style:column-width="0.0174in" style:rel-column-width="25*"/>
    </style:style>
    <style:style style:name="Tablica4.C" style:family="table-column">
      <style:table-column-properties style:column-width="5.4382in" style:rel-column-width="7831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752140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902b2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52140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78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778b0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752140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8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9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9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94a56" style:font-name-asian="Arial1" style:font-size-asian="9pt" style:font-weight-asian="normal" style:font-name-complex="Arial1" style:font-size-complex="9pt" style:font-weight-complex="normal"/>
    </style:style>
    <style:style style:name="P9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738524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char" draw:z-index="0" draw:name="Shape1" draw:style-name="gr1" draw:text-style-name="P92" svg:x1="-0.3937in" svg:y1="2.1654in" svg:x2="-0.1138in" svg:y2="2.1654in"><text:p/></draw:line></text:p>
            </table:table-cell>
            <table:table-cell table:style-name="Table1.A1" table:number-rows-spanned="2" office:value-type="string">
              <text:p text:style-name="P4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8"><text:text-input text:description="&lt;o.partner_shipping_id.title_after or _('To:') &gt;">TitleAfter</text:text-input></text:span></text:p>
              <text:p text:style-name="P31"><text:text-input text:description="&lt;/if&gt;">endtest</text:text-input></text:p>
              <text:p text:style-name="P24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6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5">:</text:span><text:span text:style-name="T32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7">:</text:span><text:span text:style-name="T19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5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office:value-type="string">
            <text:p text:style-name="P64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G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76"><text:text-input text:description="&lt;company.currency_id.name or ''&gt;">lcy_curr</text:text-input></text:p>
          </table:table-cell>
          <table:table-cell table:style-name="Table2.B2" office:value-type="string">
            <text:p text:style-name="P78"><text:text-input text:description="&lt;company.currency_id.name or ''&gt;">lcy_curr</text:text-input></text:p>
          </table:table-cell>
          <table:table-cell table:style-name="Table2.B2" office:value-type="string">
            <text:p text:style-name="P69">%</text:p>
          </table:table-cell>
          <table:table-cell table:style-name="Table2.G2" office:value-type="string">
            <text:p text:style-name="P76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3"><text:text-input text:description="&lt;formatLang(o.list_amount *o.lcy_rate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4"><text:text-input text:description="&lt;formatLang(o.discount_total*o.lcy_rate, digits=2) or ''&gt;">total disc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"><text:text-input text:description="&lt;formatLang(o.lcy_amount_untaxed, digits=2) or ''&gt;">untaxed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1"><text:text-input text:description="&lt;formatLang(o.lcy_amount_tax, digits=2) or ''&gt;">tax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6"><text:span text:style-name="T3"><text:text-input text:description="&lt;formatLang(o.lcy_amount_total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9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6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span text:style-name="T11"><text:text-input text:description="&lt;_(&quot;Validity of offer&quot;)&gt;">Validity of offer</text:text-input></text:span><text:span text:style-name="T9">:</text:span></text:p>
          </table:table-cell>
          <table:covered-table-cell/>
          <table:table-cell table:style-name="Tablica4.A1" office:value-type="string">
            <text:p text:style-name="P6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11"><text:text-input text:description="&lt;_(&quot;Validity of offer&quot;)&gt;">Offer validity date</text:text-input></text:span><text:span text:style-name="T9">:</text:span></text:p>
          </table:table-cell>
          <table:table-cell table:style-name="Tablica4.A1" table:number-columns-spanned="2" office:value-type="string">
            <text:p text:style-name="P91"><text:text-input text:description="&lt;formatLang(o.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5"><text:text-input text:description="&lt;if test=&quot;o.payment_data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4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10:06.978895429</dc:date>
    <meta:editing-duration>P2DT18H38M48S</meta:editing-duration>
    <meta:editing-cycles>343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44" meta:character-count="1872" meta:non-whitespace-character-count="1749"/>
  </office:meta>
</office:document-meta>
</file>